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line-height="115%"/>
    </style:style>
    <style:style style:name="P2" style:family="paragraph" style:parent-style-name="Title">
      <style:paragraph-properties fo:line-height="115%"/>
      <style:text-properties officeooo:rsid="000a6920" officeooo:paragraph-rsid="000a6920"/>
    </style:style>
    <style:style style:name="P3" style:family="paragraph" style:parent-style-name="Standard">
      <style:paragraph-properties fo:line-height="115%"/>
      <style:text-properties officeooo:rsid="000df202" officeooo:paragraph-rsid="000df202"/>
    </style:style>
    <style:style style:name="P4" style:family="paragraph" style:parent-style-name="Standard">
      <style:paragraph-properties fo:line-height="115%"/>
      <style:text-properties officeooo:rsid="00127afb" officeooo:paragraph-rsid="00127afb"/>
    </style:style>
    <style:style style:name="P5" style:family="paragraph" style:parent-style-name="Standard" style:list-style-name="L6">
      <style:paragraph-properties fo:line-height="115%"/>
      <style:text-properties officeooo:rsid="00127afb" officeooo:paragraph-rsid="00127afb"/>
    </style:style>
    <style:style style:name="P6" style:family="paragraph" style:parent-style-name="Standard">
      <style:paragraph-properties fo:line-height="115%"/>
      <style:text-properties officeooo:rsid="00162d24" officeooo:paragraph-rsid="00162d24"/>
    </style:style>
    <style:style style:name="P7" style:family="paragraph" style:parent-style-name="Standard" style:list-style-name="L8">
      <style:paragraph-properties fo:line-height="115%"/>
      <style:text-properties officeooo:rsid="00162d24" officeooo:paragraph-rsid="00162d24"/>
    </style:style>
    <style:style style:name="P8" style:family="paragraph" style:parent-style-name="Standard">
      <style:paragraph-properties fo:line-height="115%"/>
      <style:text-properties fo:font-weight="bold" officeooo:paragraph-rsid="000aaf24" style:font-weight-asian="bold" style:font-weight-complex="bold"/>
    </style:style>
    <style:style style:name="P9" style:family="paragraph" style:parent-style-name="Standard">
      <style:paragraph-properties fo:line-height="115%"/>
      <style:text-properties officeooo:rsid="000a6920" officeooo:paragraph-rsid="000a6920"/>
    </style:style>
    <style:style style:name="P10" style:family="paragraph" style:parent-style-name="Standard">
      <style:paragraph-properties fo:line-height="115%"/>
      <style:text-properties officeooo:paragraph-rsid="000a6920"/>
    </style:style>
    <style:style style:name="P11" style:family="paragraph" style:parent-style-name="Standard">
      <style:paragraph-properties fo:line-height="115%"/>
      <style:text-properties officeooo:paragraph-rsid="000aaf24"/>
    </style:style>
    <style:style style:name="P12" style:family="paragraph" style:parent-style-name="Standard">
      <style:paragraph-properties fo:line-height="115%"/>
      <style:text-properties officeooo:paragraph-rsid="000df202"/>
    </style:style>
    <style:style style:name="P13" style:family="paragraph" style:parent-style-name="Standard" style:list-style-name="L5">
      <style:paragraph-properties fo:line-height="115%"/>
      <style:text-properties officeooo:paragraph-rsid="000df202"/>
    </style:style>
    <style:style style:name="P14" style:family="paragraph" style:parent-style-name="Standard" style:list-style-name="L9">
      <style:paragraph-properties fo:line-height="115%"/>
      <style:text-properties officeooo:paragraph-rsid="00162d24"/>
    </style:style>
    <style:style style:name="T1" style:family="text">
      <style:text-properties officeooo:rsid="000a692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aaf24"/>
    </style:style>
    <style:style style:name="T4" style:family="text">
      <style:text-properties officeooo:rsid="000df202"/>
    </style:style>
    <style:style style:name="T5" style:family="text">
      <style:text-properties officeooo:rsid="00162d24"/>
    </style:style>
    <style:style style:name="T6" style:family="text">
      <style:text-properties officeooo:rsid="00171f43"/>
    </style:style>
    <style:style style:name="T7" style:family="text">
      <style:text-properties officeooo:rsid="001732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poran</text:p>
      <text:p text:style-name="P9">Nama : Ari Ali Nugroho</text:p>
      <text:p text:style-name="P9">Kelas : 11 IPA 3</text:p>
      <text:p text:style-name="P9"/>
      <text:p text:style-name="P10"><text:span text:style-name="T1">Waktu : 26 April 2020 </text:span><text:span text:style-name="T6">(</text:span><text:span text:style-name="T7">video durasi: 1 jam</text:span><text:span text:style-name="T6">)</text:span></text:p>
      <text:p text:style-name="P9">Sumber : Internet (<text:span text:style-name="T2">youtube.com</text:span>)</text:p>
      <text:p text:style-name="P10"><text:span text:style-name="T1">Penceramah : </text:span>Ustadz Abdul Somad</text:p>
      <text:p text:style-name="P10"/>
      <text:p text:style-name="P8"><text:span text:style-name="T3">Materi : </text:span>Qira'ah Kitab Arrisalah Al-Qushairiyyah (<text:span text:style-name="T3">Bagian </text:span>Kejujujuran).</text:p>
      <text:p text:style-name="P11"/>
      <text:h text:style-name="P1" text:outline-level="2">Rangkuman:</text:h>
      <text:p text:style-name="P12"><text:span text:style-name="T4">Pengertian Jujur:</text:span></text:p>
      <text:list xml:id="list1892166251" text:style-name="L5">
        <text:list-item>
          <text:p text:style-name="P13">Jujur adalah keselarasan antara hati dan lisan.</text:p>
        </text:list-item>
        <text:list-item>
          <text:p text:style-name="P13">Orang jujur adalah orang yg mampu mengatakan kebenaran walaupun menghasilkan kebinasaan baginya.</text:p>
        </text:list-item>
        <text:list-item>
          <text:p text:style-name="P13">Jujur adalah mencegah yang haram hingga ke tepi bibir.</text:p>
        </text:list-item>
        <text:list-item>
          <text:p text:style-name="P13">Hakikat jujur adalah engkau dapat jujur di dalam kondisi dimana yang dapat menyelamatkanmu adalah kebohongan.</text:p>
        </text:list-item>
        <text:list-item>
          <text:p text:style-name="P13">Orang jujur adalah orang yang tidak memperdulikan penghormatan orang lain terhadapnya dan tidak sibuk memikirkan balasan orang lain terhadap perbuatan baiknya dan tidak membenci orang yang mencari kesalahannya.</text:p>
        </text:list-item>
        <text:list-item>
          <text:p text:style-name="P13">Kejujuran adalah engkau serupa pada saat bersama orang-orang dan saat sendirian.</text:p>
        </text:list-item>
        <text:list-item>
          <text:p text:style-name="P13">Seminim-minim jujur adalah seimbangnya antara yg batin dan dzahir.</text:p>
        </text:list-item>
      </text:list>
      <text:p text:style-name="P12"/>
      <text:p text:style-name="P4">Keutamaan Jujur:</text:p>
      <text:list xml:id="list447439104" text:style-name="L6">
        <text:list-item>
          <text:p text:style-name="P5">Barangsiapa yang hendak bersama dengan Allah maka senantiasalah untuk jujur.</text:p>
        </text:list-item>
        <text:list-item>
          <text:p text:style-name="P5">Keutamaan seorang yang sangat jujur adalah apa yang dikatakannya dapat terjadi.</text:p>
        </text:list-item>
        <text:list-item>
          <text:p text:style-name="P5">Kejujuran adalah pedang Allah, dimanapun engkau letakan maka akan putus (melawan kebathilan bagaimanapun bentuknya).</text:p>
        </text:list-item>
        <text:list-item>
          <text:p text:style-name="P5">Bagi orang yang jujur, maka Allah akan menunjukan kebaikan (hikmah) dari sesuatu yang ditakutkan (akibat jujur). </text:p>
        </text:list-item>
      </text:list>
      <text:p text:style-name="P4"/>
      <text:p text:style-name="P6">Kebohongan:</text:p>
      <text:list xml:id="list3903865019" text:style-name="L8">
        <text:list-item>
          <text:p text:style-name="P7">Segala sesuatu yang dekat dengan dusta tidak ada nilainya.</text:p>
        </text:list-item>
        <text:list-item>
          <text:p text:style-name="P7">Tanda berbohong yaitu dihiasinya kebohongannya dengan sumpah tetapi tidak ada yang meminta ia untuk bersumpah.</text:p>
        </text:list-item>
        <text:list-item>
          <text:p text:style-name="P7">Kebohongan diperbolehkan:</text:p>
        </text:list-item>
      </text:list>
      <text:list xml:id="list1523954815" text:style-name="L9">
        <text:list-item>
          <text:p text:style-name="P14"><text:span text:style-name="T5">Saat perang</text:span></text:p>
        </text:list-item>
        <text:list-item>
          <text:p text:style-name="P14"><text:span text:style-name="T5">Mendamaikan dua orang yang bertengkar</text:span></text:p>
        </text:list-item>
        <text:list-item>
          <text:p text:style-name="P14"><text:span text:style-name="T5">Menyenangkan hati pasangan</text:span></text:p>
        </text:list-item>
      </text:list>
      <text:p text:style-name="P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7T08:12:02.611909670</meta:creation-date>
    <dc:date>2020-04-27T09:56:19.158498238</dc:date>
    <meta:editing-duration>PT16M59S</meta:editing-duration>
    <meta:editing-cycles>20</meta:editing-cycles>
    <meta:generator>LibreOffice/6.4.2.2$Linux_X86_64 LibreOffice_project/40$Build-2</meta:generator>
    <meta:document-statistic meta:table-count="0" meta:image-count="0" meta:object-count="0" meta:page-count="1" meta:paragraph-count="29" meta:word-count="238" meta:character-count="1619" meta:non-whitespace-character-count="1424"/>
  </office:meta>
</office:document-meta>
</file>